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Ownership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<text:s/>cross_references <text:s text:c="11"/></text:p>
          </table:table-cell>
          <table:table-cell office:value-type="string">
            <text:p>ah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<text:s/>interactions <text:s text:c="15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meta <text:s text:c="23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 <text:s text:c="23"/></text:p>
          </table:table-cell>
          <table:table-cell office:value-type="string">
            <text:p>ah</text:p>
          </table:table-cell>
          <table:table-cell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<text:s/>nrdb30 <text:s text:c="21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nrdb40 <text:s text:c="21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nrdb40_cath_domain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cath_domains_nr <text:s text:c="5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cath_familie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cath_families_nr <text:s text:c="4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domo_domains <text:s text:c="8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40_domo_domains_nr <text:s text:c="5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40_domo_families <text:s text:c="7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40_domo_families_nr <text:s text:c="4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40_interpro_domains <text:s text:c="4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interpro_domains_nr <text:s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interpro_families <text:s text:c="3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interpro_families_nr 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old <text:s text:c="1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db_domains <text:s text:c="9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db_domains_nr <text:s text:c="6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db_familie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db_families_nr <text:s text:c="5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fam_domain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fam_domains_nr <text:s text:c="5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fam_familie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fam_families_nr <text:s text:c="4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rodom_domains <text:s text:c="6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rodom_domains_nr <text:s text:c="3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rodom_families <text:s text:c="5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prodom_families_nr <text:s text:c="2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radar_domain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radar_families <text:s text:c="6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scop_domain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scop_domains_nr <text:s text:c="5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scop_familie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40_scop_families_nr <text:s text:c="4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1">
          <table:table-cell office:value-type="string">
            <text:p><text:s/>nrdb40_sec <text:s text:c="17"/></text:p>
          </table:table-cell>
          <table:table-cell office:value-type="string">
            <text:p>ah</text:p>
          </table:table-cell>
          <table:table-cell office:value-type="string">
            <text:p>obsolete?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50 <text:s text:c="21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nrdb60 <text:s text:c="21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nrdb70 <text:s text:c="21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nrdb80 <text:s text:c="21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nrdb90 <text:s text:c="21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nrdb90_cath_domain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cath_familie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domo_domain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domo_familie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interpro_domains <text:s text:c="4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interpro_families <text:s text:c="3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1">
          <table:table-cell office:value-type="string">
            <text:p><text:s/>nrdb90_masks <text:s text:c="15"/></text:p>
          </table:table-cell>
          <table:table-cell office:value-type="string">
            <text:p>ah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<text:s/>nrdb90_old <text:s text:c="17"/></text:p>
          </table:table-cell>
          <table:table-cell office:value-type="string">
            <text:p>ah</text:p>
          </table:table-cell>
          <table:table-cell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<text:s/>nrdb90_pdb_domains <text:s text:c="9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pdb_familie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pfam_domain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pfam_familie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prodom_domains <text:s text:c="6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90_prodom_families <text:s text:c="5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90_scop_domains <text:s text:c="8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90_scop_familie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annotations <text:s text:c="11"/></text:p>
          </table:table-cell>
          <table:table-cell office:value-type="string">
            <text:p>ah</text:p>
          </table:table-cell>
          <table:table-cell table:number-columns-repeated="2"/>
        </table:table-row>
        <table:table-row table:style-name="ro2">
          <table:table-cell office:value-type="string">
            <text:p><text:s/>nrdb_balibase_domains <text:s text:c="6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balibase_families <text:s text:c="5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cath_domains <text:s text:c="10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cath_domains_nr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cath_families <text:s text:c="9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cath_families_nr <text:s text:c="6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dip_domains <text:s text:c="11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domo_domains <text:s text:c="10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domo_families <text:s text:c="9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genomes_domains <text:s text:c="7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genomes_ncbi_domains <text:s text:c="2"/></text:p>
          </table:table-cell>
          <table:table-cell office:value-type="string">
            <text:p>ah</text:p>
          </table:table-cell>
          <table:table-cell office:value-type="string">
            <text:p>tdb</text:p>
          </table:table-cell>
          <table:table-cell/>
        </table:table-row>
        <table:table-row table:style-name="ro2">
          <table:table-cell office:value-type="string">
            <text:p><text:s/>nrdb_genomes_ncbi_families <text:s/></text:p>
          </table:table-cell>
          <table:table-cell office:value-type="string">
            <text:p>ah</text:p>
          </table:table-cell>
          <table:table-cell office:value-type="string">
            <text:p>tdb</text:p>
          </table:table-cell>
          <table:table-cell/>
        </table:table-row>
        <table:table-row table:style-name="ro2">
          <table:table-cell office:value-type="string">
            <text:p><text:s/>nrdb_gpcr_domains <text:s text:c="10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gpcr_families <text:s text:c="9"/></text:p>
          </table:table-cell>
          <table:table-cell office:value-type="string">
            <text:p>ah 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interpro_domains <text:s text:c="6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interpro_families <text:s text:c="5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pdb_domains <text:s text:c="11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pdb_families <text:s text:c="10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pfam_domains <text:s text:c="10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pfam_families <text:s text:c="9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prodom_domains <text:s text:c="8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prodom_families <text:s text:c="7"/></text:p>
          </table:table-cell>
          <table:table-cell office:value-type="string">
            <text:p>ah 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quality <text:s text:c="15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scop_domains <text:s text:c="10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scop_domains_nr <text:s text:c="7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scop_domains_r40 <text:s text:c="6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scop_families <text:s text:c="9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scop_families_nr <text:s text:c="6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nrdb_scoptest_domains <text:s text:c="6"/></text:p>
          </table:table-cell>
          <table:table-cell office:value-type="string">
            <text:p>ah 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scoptest_domains_nr <text:s text:c="3"/></text:p>
          </table:table-cell>
          <table:table-cell office:value-type="string">
            <text:p>ah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scoptest_families <text:s text:c="5"/></text:p>
          </table:table-cell>
          <table:table-cell office:value-type="string">
            <text:p>ah 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scoptest_families_nr <text:s text:c="2"/></text:p>
          </table:table-cell>
          <table:table-cell office:value-type="string">
            <text:p>ah 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smart_domains <text:s text:c="9"/></text:p>
          </table:table-cell>
          <table:table-cell office:value-type="string">
            <text:p>ah 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nrdb_smart_families <text:s text:c="8"/></text:p>
          </table:table-cell>
          <table:table-cell office:value-type="string">
            <text:p>ah </text:p>
          </table:table-cell>
          <table:table-cell office:value-type="string">
            <text:p>obsolete</text:p>
          </table:table-cell>
          <table:table-cell office:value-type="string">
            <text:p>not used by web interface</text:p>
          </table:table-cell>
        </table:table-row>
        <table:table-row table:style-name="ro2">
          <table:table-cell office:value-type="string">
            <text:p><text:s/>pairsdb_100x40 <text:s text:c="13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airsdb_100x90 <text:s text:c="13"/></text:p>
          </table:table-cell>
          <table:table-cell office:value-type="string">
            <text:p>ah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airsdb_40x40 <text:s text:c="14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pairsdb_90x30 <text:s text:c="14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airsdb_90x40 <text:s text:c="14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airsdb_90x50 <text:s text:c="14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airsdb_90x60 <text:s text:c="14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airsdb_90x70 <text:s text:c="14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airsdb_90x80 <text:s text:c="14"/></text:p>
          </table:table-cell>
          <table:table-cell office:value-type="string">
            <text:p>ah 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<text:s/>psiblast_40x40 <text:s text:c="13"/></text:p>
          </table:table-cell>
          <table:table-cell office:value-type="string">
            <text:p>csc</text:p>
          </table:table-cell>
          <table:table-cell table:number-columns-repeated="2"/>
        </table:table-row>
        <table:table-row table:style-name="ro2">
          <table:table-cell office:value-type="string">
            <text:p><text:s/>sequencedbs_ids <text:s text:c="12"/></text:p>
          </table:table-cell>
          <table:table-cell office:value-type="string">
            <text:p>ah 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<text:s/>taxonomy <text:s text:c="19"/></text:p>
          </table:table-cell>
          <table:table-cell office:value-type="string">
            <text:p>ah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<text:s/>taxonomy_assignments <text:s text:c="7"/></text:p>
          </table:table-cell>
          <table:table-cell office:value-type="string">
            <text:p>ah </text:p>
          </table:table-cell>
          <table:table-cell office:value-type="string">
            <text:p>completed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6">16/01/2008</text:date>, <text:time>21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1-16T21:08:32</meta:creation-date>
    <dc:date>2008-01-16T21:22:24</dc:date>
    <meta:editing-cycles>3</meta:editing-cycles>
    <meta:editing-duration>PT5M59S</meta:editing-duration>
    <meta:user-defined meta:name="Info 1"/>
    <meta:user-defined meta:name="Info 2"/>
    <meta:user-defined meta:name="Info 3"/>
    <meta:user-defined meta:name="Info 4"/>
    <meta:document-statistic meta:table-count="3" meta:cell-count="338"/>
  </office:meta>
</office:document-meta>
</file>